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2e14" officeooo:paragraph-rsid="00052e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3</text:p>
      <text:p text:style-name="P1"/>
      <text:p text:style-name="P1">I skipped this assignment. <text:s/>I have a good understanding of clas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0:43:07.355700470</meta:creation-date>
    <dc:date>2015-09-10T10:44:24.950623675</dc:date>
    <meta:editing-duration>P0D</meta:editing-duration>
    <meta:editing-cycles>1</meta:editing-cycles>
    <meta:document-statistic meta:table-count="0" meta:image-count="0" meta:object-count="0" meta:page-count="1" meta:paragraph-count="4" meta:word-count="16" meta:character-count="92" meta:non-whitespace-character-count="79"/>
    <meta:generator>LibreOffice/4.2.6.3$Linux_X86_64 LibreOffice_project/420$Build-3</meta:generator>
  </office:meta>
</office:document-meta>
</file>